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1"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n solid #000001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2">
      <style:table-cell-properties fo:border="thin solid #000001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8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1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1" fo:border-bottom="none" fo:border-left="none" fo:border-right="none"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еню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1"/>
        <table:table-column table:style-name="co4" table:number-columns-repeated="4" table:default-cell-style-name="ce5"/>
        <table:table-column table:style-name="co4" table:number-columns-repeated="2" table:default-cell-style-name="ce3"/>
        <table:table-column table:style-name="co4" table:number-columns-repeated="248" table:default-cell-style-name="ce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КОМБИНАТ ПИТАНИЯ МГТУ им. Н.Э.БАУМАНА</text:p>
          </table:table-cell>
          <table:covered-table-cell table:number-columns-repeated="2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style-name="ce6">
            <text:p>ПРОИЗВОДСТВО №8</text:p>
          </table:table-cell>
          <table:table-cell table:style-name="ce7"/>
          <table:table-cell office:value-type="date" office:date-value="2019-03-12T00:00:00" table:style-name="ce8">
            <text:p>12.03.2019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2">
          <table:table-cell office:value-type="string" table:style-name="ce9">
            <text:p>Выход</text:p>
          </table:table-cell>
          <table:table-cell office:value-type="string" table:style-name="ce9">
            <text:p>Наименование блюда</text:p>
          </table:table-cell>
          <table:table-cell office:value-type="string" table:style-name="ce10">
            <text:p>Цена</text:p>
          </table:table-cell>
          <table:table-cell table:number-columns-repeated="4" table:style-name="ce11"/>
          <table:table-cell table:number-columns-repeated="16377" table:style-name="ce12"/>
        </table:table-row>
        <table:table-row table:style-name="ro3">
          <table:table-cell office:value-type="string" table:number-columns-spanned="3" table:number-rows-spanned="1" table:style-name="ce23">
            <text:p>ЭКОНОМ ОБЕД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апуста б/к с овощами, растительным маслом</text:p>
          </table:table-cell>
          <table:table-cell office:value-type="float" office:value="35" table:style-name="ce15">
            <text:p>3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/250 г</text:p>
          </table:table-cell>
          <table:table-cell office:value-type="string" table:style-name="ce14">
            <text:p>Суп гороховый с картофелем и копченостями</text:p>
          </table:table-cell>
          <table:table-cell office:value-type="float" office:value="50" table:style-name="ce15">
            <text:p>5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15/50 г</text:p>
          </table:table-cell>
          <table:table-cell office:value-type="string" table:style-name="ce14">
            <text:p>Тефтели мясные, рубленные в красном соусе</text:p>
          </table:table-cell>
          <table:table-cell office:value-type="float" office:value="95" table:style-name="ce15">
            <text:p>9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Макароны отварные с масл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ДИЕТИЧЕСКИЕ БЛЮДА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ша молочная манная с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черносливом, сгущенным молоком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черносливом, сметаной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ХОЛОДНЫЕ ЗАКУСКИ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апуста б/к с овощами, растительным маслом</text:p>
          </table:table-cell>
          <table:table-cell office:value-type="float" office:value="35" table:style-name="ce15">
            <text:p>3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Овощи свежие с растительным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Анжелика" (ветчина, салат "Китайский", лук, яйцо, майонез)</text:p>
          </table:table-cell>
          <table:table-cell office:value-type="float" office:value="55" table:style-name="ce15">
            <text:p>5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Столичный" (с курицей)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из редиса со свежим огурцом, яйцом, майонезом</text:p>
          </table:table-cell>
          <table:table-cell office:value-type="float" office:value="40" table:style-name="ce15">
            <text:p>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/20 г</text:p>
          </table:table-cell>
          <table:table-cell office:value-type="string" table:style-name="ce14">
            <text:p>Салат фруктовый с взбитыми сливками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</text:p>
          </table:table-cell>
          <table:table-cell office:value-type="string" table:style-name="ce14">
            <text:p>Свекла с черносливом, грецким орехом, чесноком, майонезом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ПЕРВ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5/250 г</text:p>
          </table:table-cell>
          <table:table-cell office:value-type="string" table:style-name="ce14">
            <text:p>Суп гороховый с картофелем и копченостями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50/10 г</text:p>
          </table:table-cell>
          <table:table-cell office:value-type="string" table:style-name="ce14">
            <text:p>Суп картофельный с грибами, вермишелью и сметаной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ВТОР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Жульен на сливках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 г</text:p>
          </table:table-cell>
          <table:table-cell office:value-type="string" table:style-name="ce14">
            <text:p>Говядина отварная</text:p>
          </table:table-cell>
          <table:table-cell office:value-type="float" office:value="120" table:style-name="ce15">
            <text:p>1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Оладьи из печени со сметаной</text:p>
          </table:table-cell>
          <table:table-cell office:value-type="float" office:value="100" table:style-name="ce15">
            <text:p>10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уры жарены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50 г</text:p>
          </table:table-cell>
          <table:table-cell office:value-type="string" table:style-name="ce14">
            <text:p>Поджарка из филе кур в сливочном соусе</text:p>
          </table:table-cell>
          <table:table-cell office:value-type="float" office:value="105" table:style-name="ce15">
            <text:p>10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80/40 г</text:p>
          </table:table-cell>
          <table:table-cell office:value-type="string" table:style-name="ce14">
            <text:p>Рыба, запеченная с помидором, сыром, майонезом</text:p>
          </table:table-cell>
          <table:table-cell office:value-type="float" office:value="160" table:style-name="ce15">
            <text:p>16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60 г</text:p>
          </table:table-cell>
          <table:table-cell office:value-type="string" table:style-name="ce14">
            <text:p>Свинина, запеченная "по-барски"</text:p>
          </table:table-cell>
          <table:table-cell office:value-type="float" office:value="140" table:style-name="ce15">
            <text:p>1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15/50 г</text:p>
          </table:table-cell>
          <table:table-cell office:value-type="string" table:style-name="ce14">
            <text:p>Тефтели мясные, рубленные в красном соус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ГАРНИРЫ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бачки, тушенные с овощами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ное пюр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Макароны отварные с масл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СОУСЫ / ХЛЕБ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Горчица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Кетчуп "Хайнц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сливочный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"Тар-тар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красный с кореньями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40 г</text:p>
          </table:table-cell>
          <table:table-cell office:value-type="string" table:style-name="ce14">
            <text:p>Хлеб пшеничный</text:p>
          </table:table-cell>
          <table:table-cell office:value-type="float" office:value="3" table:style-name="ce15">
            <text:p>3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40 г</text:p>
          </table:table-cell>
          <table:table-cell office:value-type="string" table:style-name="ce14">
            <text:p>Хлеб ржаной</text:p>
          </table:table-cell>
          <table:table-cell office:value-type="float" office:value="2" table:style-name="ce15">
            <text:p>2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Хрен столовый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НАПИТКИ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Горячий шоколад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мпот вишнёвый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мпот из чернослива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3 в 1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б/р без сахара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Кофе б/р с сахаром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Сок в ассортимент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Чай без сахара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/7 г</text:p>
          </table:table-cell>
          <table:table-cell office:value-type="string" table:style-name="ce14">
            <text:p>Чай с сахаром и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25">
            <text:p>Готовые блюда не содержат ГМО.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16"/>
          <table:table-cell table:style-name="ce17"/>
          <table:table-cell table:style-name="ce18"/>
          <table:table-cell table:number-columns-repeated="16381"/>
        </table:table-row>
        <table:table-row table:number-rows-repeated="2" table:style-name="ro4">
          <table:table-cell table:style-name="ce16"/>
          <table:table-cell table:style-name="ce19"/>
          <table:table-cell table:style-name="ce18"/>
          <table:table-cell table:number-columns-repeated="16381"/>
        </table:table-row>
        <table:table-row table:style-name="ro6">
          <table:table-cell table:style-name="ce5"/>
          <table:table-cell table:style-name="ce20"/>
          <table:table-cell table:style-name="ce21"/>
          <table:table-cell table:number-columns-repeated="16381"/>
        </table:table-row>
        <table:table-row table:number-rows-repeated="1048513" table:style-name="ro7">
          <table:table-cell table:number-columns-repeated="16384"/>
        </table:table-row>
      </table:table>
      <table:table table:name="Лист2" table:style-name="ta2">
        <table:table-column table:style-name="co6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BuiltIn_20_37__32_-_32__1040__1082__1094__1077__1085__1090_1" style:display-name="Excel_BuiltIn_20% - Акцент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15354330708661in" fo:margin-left="0.78740157480315in" fo:margin-right="0.315354330708661in" style:print-orientation="portrait" style:print-page-order="ltr" style:first-page-number="continue" style:scale-to="65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*** ***</meta:initial-creator>
    <dc:creator>User</dc:creator>
    <meta:creation-date>2018-09-21T14:13:11Z</meta:creation-date>
    <dc:date>2019-03-12T21:00:56Z</dc:date>
    <meta:print-date>2019-02-26T07:41:34Z</meta:print-date>
    <meta:editing-cycles>34</meta:editing-cycles>
    <meta:editing-duration>PT6046S</meta:editing-duration>
  </office:meta>
</office:document-meta>
</file>